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0d4" officeooo:paragraph-rsid="0016cc01"/>
    </style:style>
    <style:style style:name="P2" style:family="paragraph" style:parent-style-name="Standard">
      <style:text-properties officeooo:rsid="0016cc01" officeooo:paragraph-rsid="0016cc01"/>
    </style:style>
    <style:style style:name="T1" style:family="text">
      <style:text-properties officeooo:rsid="0016cc01"/>
    </style:style>
    <style:style style:name="T2" style:family="text">
      <style:text-properties officeooo:rsid="00188d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H<text:span text:style-name="T2">eader</text:span>: G &amp; L MERVEN CONSULTANTS LTD v CONNOLLY &amp; TURNER BLOODSTOCK</text:p>
      <text:p text:style-name="P1">FORWARDING (PTY) LTD &amp; ANOR</text:p>
      <text:p text:style-name="P1"><text:span text:style-name="T2">_Header :</text:span> 2023 SCJ 288</text:p>
      <text:p text:style-name="P1">_H<text:span text:style-name="T2">eader</text:span>: THE SUPREME COURT OF MAURITIUS (BEFORE THE JUDGE IN CHAMBERS)</text:p>
      <text:p text:style-name="P2"><text:span text:style-name="T2">_Header</text:span>: <text:s/>RESPONDENTS JUDGMENT</text:p>
      <text:p text:style-name="P1"><text:span text:style-name="T2">_Header</text:span>: M J Lau Yuk Poon</text:p>
      <text:p text:style-name="Standard"/>
      <text:p text:style-name="Standard">G &amp; L MERVEN CONSULTANTS LTD v CONNOLLY &amp; TURNER BLOODSTOCK</text:p>
      <text:p text:style-name="Standard">FORWARDING (PTY) LTD &amp; ANOR</text:p>
      <text:p text:style-name="Standard">2023 SCJ 288</text:p>
      <text:p text:style-name="Standard">SC/COM//WRT/000885/2021</text:p>
      <text:p text:style-name="Standard">IN THE SUPREME COURT OF MAURITIUS</text:p>
      <text:p text:style-name="Standard">(BEFORE THE JUDGE IN CHAMBERS)</text:p>
      <text:p text:style-name="Standard">(COMMERCIAL DIVISION)</text:p>
      <text:p text:style-name="Standard">In the matter of:-</text:p>
      <text:p text:style-name="Standard">G &amp; L Merven Consultants Ltd</text:p>
      <text:p text:style-name="Standard">APPLICANT</text:p>
      <text:p text:style-name="Standard">v</text:p>
      <text:p text:style-name="Standard">1. Connolly &amp; Turner Bloodstock Forwarding (PTY) Ltd</text:p>
      <text:p text:style-name="Standard">2. Selvaraajen Soundron MURDAY</text:p>
      <text:p text:style-name="Standard">RESPONDENTS</text:p>
      <text:p text:style-name="Standard">JUDGMENT</text:p>
      <text:p text:style-name="Standard">The applicant obtained an interim order on 20 December 2021 against the respondent</text:p>
      <text:p text:style-name="Standard">no.1 following an ex parte application made to the Judge in Chambers as regards “restraining</text:p>
      <text:p text:style-name="Standard">and prohibiting the first respondent, whether directly or indirectly by himself or his attorney or</text:p>
      <text:p text:style-name="Standard">agent, préposé or otherwise from entering the applicant’s premises situate at Trou aux Biches</text:p>
      <text:p text:style-name="Standard">and Chamarel and operating as quarantine stations for the purpose of dismantling or removing</text:p>
      <text:p text:style-name="Standard">and/or disposing of the materials, tools and equipment on the applicant’s premises namely at</text:p>
      <text:p text:style-name="Standard">its Trou aux Biches and Chamarel quarantine stations”. The issue is now to decide whether</text:p>
      <text:p text:style-name="Standard">the said interim order should be discharged or, instead, be converted into an interlocutory order</text:p>
      <text:p text:style-name="Standard">pending the decision of the Court in the main case.</text:p>
      <text:p text:style-name="Standard">It is understood that a main case for a perpetual injunction had been lodged by the</text:p>
      <text:p text:style-name="Standard">applicant against the respondent no.1 by way of a plaint with summons before the Commercial</text:p>
      <text:p text:style-name="Standard">Division of the Supreme Court.2</text:p>
      <text:p text:style-name="Standard">Each party filed two affidavits with annexes for the present application. At the outset,</text:p>
      <text:p text:style-name="Standard">before dwelling into the merits of the application, a preliminary objection was raised by counsel</text:p>
      <text:p text:style-name="Standard">for the respondents that Mr Georges Gilbert Merven had not been duly and properly mandated</text:p>
      <text:p text:style-name="Standard">to enter the present application and swear the affidavits in support. According to counsel for</text:p>
      <text:p text:style-name="Standard">the respondents, the board resolution of the applicant company dated 17 January 2018, does</text:p>
      <text:p text:style-name="Standard">not meet the requirements as set out at pages 21 and 22 of ENL Limited &amp; Anor v</text:p>
      <text:p text:style-name="Standard">Independent Commission Against Corruption [2023 SCJ 190] namely –</text:p>
      <text:p text:style-name="Standard">“(1) subject to any restriction in the constitution of a company, the</text:p>
      <text:p text:style-name="Standard">Board of a company may lawfully delegate and authorise any</text:p>
      <text:p text:style-name="Standard">person to represent the company and to give evidence on behalf of</text:p>
      <text:p text:style-name="Standard">the company in the course of any civil proceedings;</text:p>
      <text:p text:style-name="Standard">(2) such authorisation must normally emanate from the Board in</text:p>
      <text:p text:style-name="Standard">conformity with its constitution and the relevant legislation;</text:p>
      <text:p text:style-name="Standard">(3)</text:p>
      <text:p text:style-name="Standard">the lack of a formal resolution does not render the proceedings void</text:p>
      <text:p text:style-name="Standard">as it is open to a properly constituted Board of directors to ratify</text:p>
      <text:p text:style-name="Standard">subsequently authority to represent the company and to give</text:p>
      <text:p text:style-name="Standard">evidence on behalf of the company;......”</text:p>
      <text:p text:style-name="Standard"><text:soft-page-break/>Counsel for the respondents referred to several authorities which held that a board</text:p>
      <text:p text:style-name="Standard">resolution is required from a company and in the event that there is no board resolution, then</text:p>
      <text:p text:style-name="Standard">there can be a ratification by the company of its awareness that a case had been entered and</text:p>
      <text:p text:style-name="Standard">that the relevant person had been duly mandated to represent the company. None exists in</text:p>
      <text:p text:style-name="Standard">the present case, be it, a board resolution or a ratification. He also added that it is not a mere</text:p>
      <text:p text:style-name="Standard">technical issue which he is raising as preliminary objection. He referred to the following cases,</text:p>
      <text:p text:style-name="Standard">namely, Jyoti’s Clinic Ltd v Sika (MAURITIUS) Ltd [2022 SCJ 338], Laser Informatics Ltd</text:p>
      <text:p text:style-name="Standard">v RBRB Construction Ltd [2021 SCJ 407], CEB Facilities Co Ltd v Redundancy Board</text:p>
      <text:p text:style-name="Standard">[2022 SCJ 378] and Flexi Investment Ltd v Devdassingh Ramdenee &amp; Ors [2023 SCJ 19].</text:p>
      <text:p text:style-name="Standard">Counsel also added that the wordings of the board resolution of 17 January 2018 are too</text:p>
      <text:p text:style-name="Standard">vague and could not have foreseen and catered to give mandate to Mr Georges Gilbert Merven</text:p>
      <text:p text:style-name="Standard">for the present application. According to him, this cannot amount to a board resolution and in</text:p>
      <text:p text:style-name="Standard">the absence of same, the application should be set aside.</text:p>
      <text:p text:style-name="Standard">Senior learned Counsel for the applicant submitted that the applicant company has only</text:p>
      <text:p text:style-name="Standard">a sole shareholder and director in the person of Mr Georges Gilbert Merven. By virtue of</text:p>
      <text:p text:style-name="Standard">section 128(7)(b) of the Companies Act, the company having a sole director, the board is duly</text:p>
      <text:p text:style-name="Standard">constituted by the director.</text:p>
      <text:p text:style-name="Standard">Besides, the written resolution of 17 January 2018 gives the3</text:p>
      <text:p text:style-name="Standard">required mandate to Mr Georges Gilbert Merven to represent and institute proceedings on</text:p>
      <text:p text:style-name="Standard">behalf of the company.</text:p>
      <text:p text:style-name="Standard">I have considered the submissions of both learned Counsel. The facts of the present</text:p>
      <text:p text:style-name="Standard">case need to be distinguished to ENL Limited [supra]. We are here dealing with a one person</text:p>
      <text:p text:style-name="Standard">company.</text:p>
      <text:p text:style-name="Standard">However, the requirement is the same for a one sole director company or a</text:p>
      <text:p text:style-name="Standard">company consisting of a number of directors, that is, there must be a board resolution for a</text:p>
      <text:p text:style-name="Standard">specific person to be delegated to represent the company and do whatever is necessary for</text:p>
      <text:p text:style-name="Standard">court proceedings. What is therefore required of Mr Georges Gilbert Merven to enter the</text:p>
      <text:p text:style-name="Standard">present application and swear the affidavits by means of a board resolution to do so. I am</text:p>
      <text:p text:style-name="Standard">satisfied that from a reading of the board resolution of 17 January 2018 of the applicant, there</text:p>
      <text:p text:style-name="Standard">had been a written resolution that “Mr Georges Gilbert Merven, be and is hereby authorised</text:p>
      <text:p text:style-name="Standard">to sign any legal documents and represent the company.” I find that the wordings of the board</text:p>
      <text:p text:style-name="Standard">resolution are adequate and sufficient for the said Mr Georges Gilbert Merven to have been</text:p>
      <text:p text:style-name="Standard">duly mandated to represent the applicant company for the present application and to swear the</text:p>
      <text:p text:style-name="Standard">affidavits. I disagree with counsel for the respondents that it must clearly spell out the nature of</text:p>
      <text:p text:style-name="Standard">the application which is being lodged in Court and specific reference to the swearing of</text:p>
      <text:p text:style-name="Standard">affidavits. I, therefore, overrule the preliminary objection raised by counsel for the respondents.</text:p>
      <text:p text:style-name="Standard">As regards the merits of the application, since it is an interlocutory order for an</text:p>
      <text:p text:style-name="Standard">injunction which is being sought, there are three main considerations as laid down in American</text:p>
      <text:p text:style-name="Standard">Cyanamid Co v Ethicon [1975 AC 396] which the applicant needs to satisfy to be granted</text:p>
      <text:p text:style-name="Standard">such an order, namely –</text:p>
      <text:p text:style-name="Standard">(i) there must be a serious question to be tried;</text:p>
      <text:p text:style-name="Standard">(ii) money cannot adequately compensate the damage and prejudice that the</text:p>
      <text:p text:style-name="Standard">applicant is likely to suffer should the interlocutory order be declined; and</text:p>
      <text:p text:style-name="Standard">(iii) the balance of convenience tilts in favour of the applicant to be granted with an</text:p>
      <text:p text:style-name="Standard">interlocutory order.</text:p>
      <text:p text:style-name="Standard">The applicant is the lessee of two portions of land found in Trou aux Biches and</text:p>
      <text:p text:style-name="Standard">Chamarel which have been used as quarantine stations for horses which are imported into and</text:p>
      <text:p text:style-name="Standard">in transit in Mauritius before the said horses are conveyed to their final destination.</text:p>
      <text:p text:style-name="Standard">The</text:p>
      <text:p text:style-name="Standard">applicant and the respondent no.1 have been in a business relationship over the years</text:p>
      <text:p text:style-name="Standard">whereby the respondent no.1 would make use of the facilities for horses at the said quarantine</text:p>
      <text:p text:style-name="Standard">stations. It is not disputed that problems arose between the parties when the respondent no.14</text:p>
      <text:p text:style-name="Standard"><text:soft-page-break/>refused to pay for the horse quarantine services provided at Trou aux Biches and Chamarel</text:p>
      <text:p text:style-name="Standard">following which the applicant resorted to a saisie conservatoire commerciale to safeguard its</text:p>
      <text:p text:style-name="Standard">rights and to secure payment. Upon payment of the dues, the said horses had been released</text:p>
      <text:p text:style-name="Standard">for onward destination. This led to the present dispute for which the applicant applied and</text:p>
      <text:p text:style-name="Standard">obtained an interim order as referred to above. As for the respondent no.2, he is the attorney</text:p>
      <text:p text:style-name="Standard">of the respondent no.1, who caused a notice to be served on the applicant on 28 December</text:p>
      <text:p text:style-name="Standard">2021 that an usher would call at Chamarel to take possession of the materials, equipment and</text:p>
      <text:p text:style-name="Standard">tools found therein and then to proceed to Trou aux Biches to conduct a similar exercise.</text:p>
      <text:p text:style-name="Standard">The respondent no.1 claimed to have met with all the expenses for the setting up of the</text:p>
      <text:p text:style-name="Standard">horse quarantine stations whereas the applicant’s case is that it had instead done so for such</text:p>
      <text:p text:style-name="Standard">facilities. There are various annexes in support of each respective party regarding their claims</text:p>
      <text:p text:style-name="Standard">for the setting up of such facilities. A constat had been made by the respondent via the</text:p>
      <text:p text:style-name="Standard">services of an usher, the legality of which is contested by the applicant as the latter had never</text:p>
      <text:p text:style-name="Standard">consented to a constat being made at the said premises.</text:p>
      <text:p text:style-name="Standard">However, it is a fact that the constat and photos of the facilities existing at the two horse</text:p>
      <text:p text:style-name="Standard">quarantine stations are such that they can be considered to be “immeubles par destination”.</text:p>
      <text:p text:style-name="Standard">For that matter I agree with senior learned counsel for the applicant and by referring to articles</text:p>
      <text:p text:style-name="Standard">524 and 525 of the Code Civil and Joomun v The Queen [1973 MR 238] where reference was</text:p>
      <text:p text:style-name="Standard">made to a learned note of Mr Valéry annexed to a decision of the Cour d’Appel de Lyon –</text:p>
      <text:p text:style-name="Standard">“......Que les objets destinés à demeurer</text:p>
      <text:p text:style-name="Standard">constamment dans</text:p>
      <text:p text:style-name="Standard">l'établissement soient considérés comme en étant des parties</text:p>
      <text:p text:style-name="Standard">intégrantes, rien de plus naturel: aux yeux du public, ils le complètent et</text:p>
      <text:p text:style-name="Standard">s'y rattachent par des liens visibles. Mais il en est tout autrement pour</text:p>
      <text:p text:style-name="Standard">les choses, qui bien que nécessaires peut-être à l'exploitation du fonds</text:p>
      <text:p text:style-name="Standard">en sortent à tout moment. Non seulement les liens qui les unissent à</text:p>
      <text:p text:style-name="Standard">l'établissement sont tres laches, mais encore, si on voulait à tout prix</text:p>
      <text:p text:style-name="Standard">leur attribuer le caractère immobilier, il serait impossible dans une foule</text:p>
      <text:p text:style-name="Standard">de cas de le leur maintenir.</text:p>
      <text:p text:style-name="Standard">The facilities found at both premises are described, inter alia, as barns for horses, horse</text:p>
      <text:p text:style-name="Standard">stables, horse walker with control panel, fixed rails, paddock and training track rails, water</text:p>
      <text:p text:style-name="Standard">pump and tanks. I am satisfied that these have been affixed onto the land leased by the5</text:p>
      <text:p text:style-name="Standard">applicant for the running of its horse quarantine business. Since there is a serious dispute</text:p>
      <text:p text:style-name="Standard">between the parties as to the ownership of the fixtures and fittings put up in the horse</text:p>
      <text:p text:style-name="Standard">quarantine stations run by the applicant, it will be for the competent Court to decide on those</text:p>
      <text:p text:style-name="Standard">issues of ownership. As such there is a serious issue to be tried.</text:p>
      <text:p text:style-name="Standard">Considering that there is even an affidavit put up by an expert that those items referred</text:p>
      <text:p text:style-name="Standard">to in the constat cannot be considered to be “immeubles par destination” clearly reveals that</text:p>
      <text:p text:style-name="Standard">both parties are in dispute about who owns those items and whether they can be removed or</text:p>
      <text:p text:style-name="Standard">not is also relevant. I find it relevant to refer to Jhuboo S.P.V. v Anauth R. &amp; Anor [2019 SCJ</text:p>
      <text:p text:style-name="Standard">275] where the Court of Civil Appeal held –</text:p>
      <text:p text:style-name="Standard">“Indeed, it is well established that it is not the duty of the learned</text:p>
      <text:p text:style-name="Standard">Judge</text:p>
      <text:p text:style-name="Standard">in chambers to “resolve conflicts of evidence on the written</text:p>
      <text:p text:style-name="Standard">evidence as to facts to which the claims of either party may ultimately</text:p>
      <text:p text:style-name="Standard">depend nor to decide difficult questions of law which call for detailed</text:p>
      <text:p text:style-name="Standard">argument and mature considerations” as these are matters to be dealt</text:p>
      <text:p text:style-name="Standard">with at the trial before the competent court. (American Cyanamid Co v</text:p>
      <text:p text:style-name="Standard">Ethicon [1975] AC 396 per Lord Diplock)”</text:p>
      <text:p text:style-name="Standard">I find that no amount of damages will be adequate to compensate the applicant if there</text:p>
      <text:p text:style-name="Standard">is the removal and uplifting of the facilities found at the two horse quarantine stations as such</text:p>
      <text:p text:style-name="Standard">removal will in effect prevent the applicant from running the business as it is presently.</text:p>
      <text:p text:style-name="Standard"><text:soft-page-break/>Insofar that ex facie the affidavits and the constat made, the existing facilities at the</text:p>
      <text:p text:style-name="Standard">horse quarantine stations are “immeubles par destination”, the balance of convenience tilts in</text:p>
      <text:p text:style-name="Standard">favour of the applicant for the conversion of an interim order into an interlocutory order until the</text:p>
      <text:p text:style-name="Standard">dispute regarding the ownership of the existing facilities are thrashed out and determined by</text:p>
      <text:p text:style-name="Standard">the competent Court.</text:p>
      <text:p text:style-name="Standard">For the reasons mentioned above, I therefore convert the interim order into an</text:p>
      <text:p text:style-name="Standard">interlocutory order so that the respondent no.1 is restrained and prohibited whether directly or</text:p>
      <text:p text:style-name="Standard">indirectly by himself or his attorney or agent, préposé or otherwise from entering the applicant’s</text:p>
      <text:p text:style-name="Standard">premises situate at Trou aux Biches and Chamarel and operating as quarantine stations for the</text:p>
      <text:p text:style-name="Standard">purpose of dismantling or removing and/or disposing of the materials, tools and equipment on6</text:p>
      <text:p text:style-name="Standard">the applicant’s premises namely at its Trou aux Biches and Chamarel quarantine stations,</text:p>
      <text:p text:style-name="Standard">pending the determination of the main case.</text:p>
      <text:p text:style-name="Standard">With costs and I certify as to Counsel.</text:p>
      <text:p text:style-name="Standard">M J Lau Yuk Poon</text:p>
      <text:p text:style-name="Standard">Judge</text:p>
      <text:p text:style-name="Standard">19 July 2023</text:p>
      <text:p text:style-name="Standard">-----</text:p>
      <text:p text:style-name="Standard">FOR APPLICANT</text:p>
      <text:p text:style-name="Standard">FOR RESPONDENTS</text:p>
      <text:p text:style-name="Standard">: Mr M. Rama, Attorney-at-Law</text:p>
      <text:p text:style-name="Standard">: Mr A. Domingue, Senior Counsel</text:p>
      <text:p text:style-name="Standard">: Mr S.S. Murday, Attorney-at-Law</text:p>
      <text:p text:style-name="Standard">: Mr N. Hussenee, of Couns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5T15:56:22.585431214</meta:creation-date>
    <dc:date>2023-08-16T10:09:29.152118521</dc:date>
    <meta:editing-duration>PT22M5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78" meta:word-count="2069" meta:character-count="12126" meta:non-whitespace-character-count="10230"/>
  </office:meta>
</office:document-meta>
</file>